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ula1" style:family="table">
      <style:table-properties style:width="15.24cm" table:align="margins"/>
    </style:style>
    <style:style style:name="Taula1.A" style:family="table-column">
      <style:table-column-properties style:column-width="15.24cm" style:rel-column-width="65535*"/>
    </style:style>
    <style:style style:name="Taula1.A1" style:family="table-cell">
      <style:table-cell-properties fo:padding="0.097cm" fo:border="0.05pt solid #000000"/>
    </style:style>
    <style:style style:name="Taula2" style:family="table">
      <style:table-properties style:width="15.24cm" table:align="margins"/>
    </style:style>
    <style:style style:name="Taula2.A" style:family="table-column">
      <style:table-column-properties style:column-width="15.24cm" style:rel-column-width="65535*"/>
    </style:style>
    <style:style style:name="Taula2.A1" style:family="table-cell">
      <style:table-cell-properties fo:padding="0.097cm" fo:border="0.05pt solid #000000"/>
    </style:style>
    <style:style style:name="P1" style:family="paragraph" style:parent-style-name="Standard">
      <style:paragraph-properties fo:text-align="center" style:justify-single-word="false" fo:background-color="#c0c0c0">
        <style:background-image/>
      </style:paragraph-properties>
      <style:text-properties style:font-name="Arial" fo:font-size="16pt" fo:language="ca" fo:country="ES" fo:font-weight="bold" officeooo:paragraph-rsid="00260f2d" fo:background-color="transparent" style:font-size-asian="16pt" style:font-weight-asian="bold" style:font-size-complex="16pt" style:language-complex="ar" style:country-complex="SA"/>
    </style:style>
    <style:style style:name="P2" style:family="paragraph" style:parent-style-name="Standard">
      <style:paragraph-properties fo:text-align="center" style:justify-single-word="false" fo:background-color="#c0c0c0">
        <style:background-image/>
      </style:paragraph-properties>
      <style:text-properties fo:language="ca" fo:country="ES" officeooo:paragraph-rsid="00260f2d" style:language-complex="ar" style:country-complex="SA"/>
    </style:style>
    <style:style style:name="P3" style:family="paragraph" style:parent-style-name="Standard">
      <style:paragraph-properties fo:background-color="#c0c0c0">
        <style:background-image/>
      </style:paragraph-properties>
      <style:text-properties fo:language="ca" fo:country="ES" officeooo:paragraph-rsid="00260f2d" style:language-complex="ar" style:country-complex="SA"/>
    </style:style>
    <style:style style:name="P4" style:family="paragraph" style:parent-style-name="Normal_20__28_Web_29_">
      <style:paragraph-properties fo:margin-top="0cm" fo:margin-bottom="0cm" loext:contextual-spacing="false"/>
      <style:text-properties fo:font-size="10pt" fo:language="ca" fo:country="ES" officeooo:paragraph-rsid="00260f2d" style:font-size-asian="10pt" style:font-name-complex="Arial" style:language-complex="ar" style:country-complex="SA"/>
    </style:style>
    <style:style style:name="P5" style:family="paragraph" style:parent-style-name="Standard">
      <style:paragraph-properties fo:margin-top="0cm" fo:margin-bottom="0cm" loext:contextual-spacing="false" fo:text-align="center" style:justify-single-word="false" fo:background-color="#c0c0c0">
        <style:background-image/>
      </style:paragraph-properties>
      <style:text-properties fo:font-size="14pt" fo:language="ca" fo:country="ES" fo:font-weight="bold" officeooo:rsid="002d94a2" officeooo:paragraph-rsid="002d94a2" style:font-size-asian="14pt" style:font-weight-asian="bold" style:font-name-complex="Arial" style:font-size-complex="14pt" style:language-complex="ar" style:country-complex="SA" style:font-weight-complex="bold"/>
    </style:style>
    <style:style style:name="P6" style:family="paragraph" style:parent-style-name="Standard">
      <style:text-properties officeooo:paragraph-rsid="002f5a99"/>
    </style:style>
    <style:style style:name="P7" style:family="paragraph" style:parent-style-name="Standard">
      <style:paragraph-properties fo:text-align="justify" style:justify-single-word="false"/>
      <style:text-properties officeooo:rsid="003008bc" officeooo:paragraph-rsid="003008bc"/>
    </style:style>
    <style:style style:name="P8" style:family="paragraph" style:parent-style-name="Standard">
      <style:paragraph-properties fo:text-align="justify" style:justify-single-word="false"/>
      <style:text-properties officeooo:paragraph-rsid="002f5a99"/>
    </style:style>
    <style:style style:name="P9" style:family="paragraph" style:parent-style-name="Standard">
      <style:text-properties officeooo:rsid="0031c757" officeooo:paragraph-rsid="0031c757"/>
    </style:style>
    <style:style style:name="P10" style:family="paragraph" style:parent-style-name="Standard">
      <style:text-properties officeooo:rsid="0033bea0" officeooo:paragraph-rsid="0033bea0"/>
    </style:style>
    <style:style style:name="P11" style:family="paragraph" style:parent-style-name="Text_20_body">
      <style:text-properties officeooo:rsid="00460baa" officeooo:paragraph-rsid="00386b16"/>
    </style:style>
    <style:style style:name="P12" style:family="paragraph" style:parent-style-name="Text_20_body">
      <style:text-properties officeooo:rsid="0046dc62" officeooo:paragraph-rsid="00386b16"/>
    </style:style>
    <style:style style:name="P13" style:family="paragraph" style:parent-style-name="Text_20_body">
      <style:text-properties officeooo:rsid="004701e2" officeooo:paragraph-rsid="00358d76"/>
    </style:style>
    <style:style style:name="P14" style:family="paragraph" style:parent-style-name="Text_20_body">
      <style:text-properties officeooo:rsid="004701e2" officeooo:paragraph-rsid="00386b16"/>
    </style:style>
    <style:style style:name="P15" style:family="paragraph" style:parent-style-name="Text_20_body">
      <style:text-properties officeooo:rsid="0038bcc9" officeooo:paragraph-rsid="0038bcc9"/>
    </style:style>
    <style:style style:name="P16" style:family="paragraph" style:parent-style-name="Text_20_body">
      <style:text-properties officeooo:rsid="0039b4c8" officeooo:paragraph-rsid="003aeb19"/>
    </style:style>
    <style:style style:name="P17" style:family="paragraph" style:parent-style-name="Preformatted_20_Text">
      <style:paragraph-properties fo:margin-left="1.251cm" fo:margin-right="0cm" fo:text-indent="0cm" style:auto-text-indent="false"/>
      <style:text-properties officeooo:rsid="004701e2" officeooo:paragraph-rsid="00358d76"/>
    </style:style>
    <style:style style:name="P18" style:family="paragraph" style:parent-style-name="Preformatted_20_Text">
      <style:paragraph-properties fo:margin-left="0cm" fo:margin-right="0cm" fo:text-indent="0cm" style:auto-text-indent="false"/>
      <style:text-properties officeooo:rsid="004701e2" officeooo:paragraph-rsid="0038bcc9"/>
    </style:style>
    <style:style style:name="P19" style:family="paragraph" style:parent-style-name="Preformatted_20_Text">
      <style:paragraph-properties fo:margin-left="0cm" fo:margin-right="0cm" fo:text-indent="0cm" style:auto-text-indent="false"/>
      <style:text-properties fo:color="#7e0021" fo:font-weight="bold" officeooo:rsid="0038bcc9" officeooo:paragraph-rsid="0038bcc9" style:font-weight-asian="bold" style:font-weight-complex="bold"/>
    </style:style>
    <style:style style:name="P20" style:family="paragraph" style:parent-style-name="Preformatted_20_Text">
      <style:paragraph-properties fo:margin-left="0cm" fo:margin-right="0cm" fo:text-indent="0cm" style:auto-text-indent="false"/>
      <style:text-properties fo:font-weight="bold" officeooo:rsid="0038bcc9" officeooo:paragraph-rsid="003aeb19" style:font-weight-asian="bold" style:font-weight-complex="bold"/>
    </style:style>
    <style:style style:name="P21" style:family="paragraph" style:parent-style-name="Standard" style:master-page-name="Standard">
      <style:paragraph-properties fo:text-align="center" style:justify-single-word="false" style:page-number="auto" fo:background-color="#c0c0c0">
        <style:background-image/>
      </style:paragraph-properties>
      <style:text-properties fo:language="ca" fo:country="ES" officeooo:paragraph-rsid="00260f2d" style:language-complex="ar" style:country-complex="SA"/>
    </style:style>
    <style:style style:name="P22" style:family="paragraph" style:parent-style-name="Standard">
      <style:paragraph-properties fo:text-align="justify" style:justify-single-word="false"/>
      <style:text-properties officeooo:rsid="002f5a99" officeooo:paragraph-rsid="002f5a99"/>
    </style:style>
    <style:style style:name="P23" style:family="paragraph" style:parent-style-name="Text_20_body">
      <style:text-properties officeooo:rsid="004701e2" officeooo:paragraph-rsid="00386b16"/>
    </style:style>
    <style:style style:name="P24" style:family="paragraph" style:parent-style-name="Text_20_body">
      <style:text-properties officeooo:rsid="00485b30" officeooo:paragraph-rsid="00358d76"/>
    </style:style>
    <style:style style:name="P25" style:family="paragraph" style:parent-style-name="Text_20_body">
      <style:text-properties officeooo:paragraph-rsid="00358d76"/>
    </style:style>
    <style:style style:name="P26" style:family="paragraph" style:parent-style-name="Text_20_body">
      <style:text-properties officeooo:rsid="0041bb85" officeooo:paragraph-rsid="0042a464"/>
    </style:style>
    <style:style style:name="P27" style:family="paragraph" style:parent-style-name="Text_20_body">
      <style:text-properties officeooo:rsid="0042a464" officeooo:paragraph-rsid="0042a464"/>
    </style:style>
    <style:style style:name="P28" style:family="paragraph" style:parent-style-name="Text_20_body">
      <style:text-properties officeooo:rsid="0042a464" officeooo:paragraph-rsid="004419d1"/>
    </style:style>
    <style:style style:name="P29" style:family="paragraph" style:parent-style-name="Text_20_body">
      <style:text-properties officeooo:rsid="0043090e" officeooo:paragraph-rsid="0043090e"/>
    </style:style>
    <style:style style:name="P30" style:family="paragraph" style:parent-style-name="Text_20_body">
      <style:text-properties officeooo:rsid="00445289" officeooo:paragraph-rsid="00445289"/>
    </style:style>
    <style:style style:name="P31" style:family="paragraph" style:parent-style-name="Heading_20_1">
      <style:paragraph-properties fo:text-align="center" style:justify-single-word="false" fo:background-color="#c0c0c0">
        <style:background-image/>
      </style:paragraph-properties>
      <style:text-properties fo:language="ca" fo:country="ES" officeooo:paragraph-rsid="00260f2d" style:language-complex="ar" style:country-complex="SA"/>
    </style:style>
    <style:style style:name="P32" style:family="paragraph" style:parent-style-name="Heading_20_1">
      <style:paragraph-properties fo:text-align="center" style:justify-single-word="false" fo:orphans="2" fo:widows="2" fo:background-color="#c0c0c0" style:writing-mode="lr-tb">
        <style:background-image/>
      </style:paragraph-properties>
      <style:text-properties style:use-window-font-color="true" style:font-name="Arial" fo:font-size="16pt" fo:language="ca" fo:country="ES" fo:font-weight="bold" officeooo:paragraph-rsid="00260f2d" fo:background-color="transparent" style:font-name-asian="Times New Roman" style:font-size-asian="16pt" style:font-weight-asian="bold" style:font-name-complex="Times New Roman" style:font-size-complex="16pt" style:language-complex="ar" style:country-complex="SA"/>
    </style:style>
    <style:style style:name="P33" style:family="paragraph" style:parent-style-name="Heading_20_3">
      <style:text-properties officeooo:rsid="002d94a2" officeooo:paragraph-rsid="002d94a2"/>
    </style:style>
    <style:style style:name="P34" style:family="paragraph" style:parent-style-name="Heading_20_3">
      <style:text-properties officeooo:paragraph-rsid="003dc9fd"/>
    </style:style>
    <style:style style:name="P35" style:family="paragraph" style:parent-style-name="Heading_20_3">
      <style:text-properties officeooo:rsid="003dc9fd" officeooo:paragraph-rsid="003dc9fd"/>
    </style:style>
    <style:style style:name="P36" style:family="paragraph" style:parent-style-name="Preformatted_20_Text">
      <style:text-properties officeooo:rsid="0043090e" officeooo:paragraph-rsid="0043090e"/>
    </style:style>
    <style:style style:name="P37" style:family="paragraph" style:parent-style-name="Preformatted_20_Text">
      <style:text-properties fo:font-weight="bold" officeooo:rsid="0043090e" officeooo:paragraph-rsid="0043090e" style:font-weight-asian="bold" style:font-weight-complex="bold"/>
    </style:style>
    <style:style style:name="P38" style:family="paragraph" style:parent-style-name="Preformatted_20_Text">
      <style:text-properties fo:font-size="9pt" officeooo:rsid="004419d1" officeooo:paragraph-rsid="004419d1" style:font-size-asian="9pt" style:font-size-complex="9pt"/>
    </style:style>
    <style:style style:name="T1" style:family="text">
      <style:text-properties fo:font-style="italic" style:font-style-asian="italic" style:font-style-complex="italic"/>
    </style:style>
    <style:style style:name="T2" style:family="text">
      <style:text-properties fo:font-style="italic" officeooo:rsid="00386b16" style:font-style-asian="italic" style:font-style-complex="italic"/>
    </style:style>
    <style:style style:name="T3" style:family="text">
      <style:text-properties fo:font-style="italic" officeooo:rsid="0038bcc9" style:font-style-asian="italic" style:font-style-complex="italic"/>
    </style:style>
    <style:style style:name="T4" style:family="text">
      <style:text-properties fo:font-style="italic" officeooo:rsid="003aeb19"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37d3a7" style:font-style-asian="normal" style:font-style-complex="normal"/>
    </style:style>
    <style:style style:name="T7" style:family="text">
      <style:text-properties fo:font-style="normal" officeooo:rsid="0038bcc9" style:font-style-asian="normal" style:font-style-complex="normal"/>
    </style:style>
    <style:style style:name="T8" style:family="text">
      <style:text-properties fo:font-style="normal" officeooo:rsid="003aeb19" style:font-style-asian="normal" style:font-style-complex="normal"/>
    </style:style>
    <style:style style:name="T9" style:family="text">
      <style:text-properties style:font-name="Arial" fo:font-size="16pt" fo:font-weight="bold" style:font-size-asian="16pt" style:font-weight-asian="bold" style:font-size-complex="16pt"/>
    </style:style>
    <style:style style:name="T10" style:family="text">
      <style:text-properties style:font-name="Arial" fo:font-size="16pt" fo:font-weight="bold" fo:background-color="transparent" loext:char-shading-value="0" style:font-size-asian="16pt" style:font-weight-asian="bold" style:font-size-complex="16pt"/>
    </style:style>
    <style:style style:name="T11" style:family="text">
      <style:text-properties style:font-name="Arial" fo:font-size="16pt" fo:font-weight="bold" officeooo:rsid="00e80478" fo:background-color="transparent" loext:char-shading-value="0" style:font-size-asian="16pt" style:font-weight-asian="bold" style:font-size-complex="16pt"/>
    </style:style>
    <style:style style:name="T12" style:family="text">
      <style:text-properties fo:font-size="16pt" fo:background-color="transparent" loext:char-shading-value="0" style:font-size-asian="16pt" style:font-size-complex="16pt"/>
    </style:style>
    <style:style style:name="T13" style:family="text">
      <style:text-properties fo:font-size="16pt" style:font-size-asian="16pt" style:font-size-complex="16pt"/>
    </style:style>
    <style:style style:name="T14" style:family="text">
      <style:text-properties style:font-weight-complex="normal"/>
    </style:style>
    <style:style style:name="T15" style:family="text">
      <style:text-properties style:font-name="Arial Black" fo:font-size="24pt" fo:font-weight="bold" officeooo:rsid="00e66574" fo:background-color="transparent" loext:char-shading-value="0" style:font-size-asian="24pt" style:font-weight-asian="bold" style:font-size-complex="24pt" style:font-weight-complex="bold"/>
    </style:style>
    <style:style style:name="T16" style:family="text">
      <style:text-properties style:font-name="Arial Black" fo:font-size="24pt" fo:font-weight="bold" officeooo:rsid="00260f2d" fo:background-color="transparent" loext:char-shading-value="0" style:font-size-asian="24pt" style:font-weight-asian="bold" style:font-size-complex="24pt" style:font-weight-complex="bold"/>
    </style:style>
    <style:style style:name="T17" style:family="text">
      <style:text-properties style:font-name="Arial Black" fo:font-size="24pt" fo:font-weight="bold" officeooo:rsid="002d94a2" fo:background-color="transparent" loext:char-shading-value="0" style:font-size-asian="24pt" style:font-weight-asian="bold" style:font-size-complex="24pt" style:font-weight-complex="bold"/>
    </style:style>
    <style:style style:name="T18" style:family="text">
      <style:text-properties officeooo:rsid="002d94a2"/>
    </style:style>
    <style:style style:name="T19" style:family="text">
      <style:text-properties officeooo:rsid="0031c757"/>
    </style:style>
    <style:style style:name="T20" style:family="text">
      <style:text-properties officeooo:rsid="0033bea0"/>
    </style:style>
    <style:style style:name="T21" style:family="text">
      <style:text-properties fo:color="#808080" style:font-name="Liberation Sans" fo:font-size="14pt" fo:font-weight="bold" style:font-name-asian="DejaVu Sans" style:font-size-asian="14pt" style:font-weight-asian="bold" style:font-name-complex="DejaVu Sans" style:font-size-complex="14pt" style:font-weight-complex="bold"/>
    </style:style>
    <style:style style:name="T22" style:family="text">
      <style:text-properties fo:color="#808080" style:font-name="Liberation Sans" fo:font-size="14pt" fo:font-weight="bold" officeooo:rsid="002d94a2" style:font-name-asian="DejaVu Sans" style:font-size-asian="14pt" style:font-weight-asian="bold" style:font-name-complex="DejaVu Sans" style:font-size-complex="14pt" style:font-weight-complex="bold"/>
    </style:style>
    <style:style style:name="T23" style:family="text">
      <style:text-properties fo:color="#808080" style:font-name="Liberation Sans" fo:font-size="14pt" fo:font-weight="bold" officeooo:rsid="0033bea0" style:font-name-asian="DejaVu Sans" style:font-size-asian="14pt" style:font-weight-asian="bold" style:font-name-complex="DejaVu Sans" style:font-size-complex="14pt" style:font-weight-complex="bold"/>
    </style:style>
    <style:style style:name="T24" style:family="text">
      <style:text-properties fo:color="#808080" style:font-name="Liberation Sans" fo:font-size="14pt" fo:font-weight="bold" officeooo:rsid="003dc9fd" style:font-name-asian="DejaVu Sans" style:font-size-asian="14pt" style:font-weight-asian="bold" style:font-name-complex="DejaVu Sans" style:font-size-complex="14pt" style:font-weight-complex="bold"/>
    </style:style>
    <style:style style:name="T25" style:family="text">
      <style:text-properties fo:color="#808080" style:font-name="Liberation Sans" fo:font-size="14pt" fo:font-weight="bold" officeooo:rsid="00410484" style:font-name-asian="DejaVu Sans" style:font-size-asian="14pt" style:font-weight-asian="bold" style:font-name-complex="DejaVu Sans" style:font-size-complex="14pt" style:font-weight-complex="bold"/>
    </style:style>
    <style:style style:name="T26" style:family="text">
      <style:text-properties fo:color="#808080" style:font-name="Liberation Sans" fo:font-size="14pt" fo:font-weight="bold" officeooo:rsid="0048bc1f" style:font-name-asian="DejaVu Sans" style:font-size-asian="14pt" style:font-weight-asian="bold" style:font-name-complex="DejaVu Sans" style:font-size-complex="14pt" style:font-weight-complex="bold"/>
    </style:style>
    <style:style style:name="T27" style:family="text">
      <style:text-properties officeooo:rsid="004701e2"/>
    </style:style>
    <style:style style:name="T28" style:family="text">
      <style:text-properties officeooo:rsid="0046dc62"/>
    </style:style>
    <style:style style:name="T29" style:family="text">
      <style:text-properties officeooo:rsid="0037d3a7"/>
    </style:style>
    <style:style style:name="T30" style:family="text">
      <style:text-properties officeooo:rsid="00386b16"/>
    </style:style>
    <style:style style:name="T31" style:family="text">
      <style:text-properties fo:color="#7e0021"/>
    </style:style>
    <style:style style:name="T32" style:family="text">
      <style:text-properties fo:color="#7e0021" fo:font-weight="bold" style:font-weight-asian="bold" style:font-weight-complex="bold"/>
    </style:style>
    <style:style style:name="T33" style:family="text">
      <style:text-properties fo:color="#0066cc"/>
    </style:style>
    <style:style style:name="T34" style:family="text">
      <style:text-properties fo:color="#663300"/>
    </style:style>
    <style:style style:name="T35" style:family="text">
      <style:text-properties officeooo:rsid="0039b4c8"/>
    </style:style>
    <style:style style:name="T36" style:family="text">
      <style:text-properties fo:color="#579d1c"/>
    </style:style>
    <style:style style:name="T37" style:family="text">
      <style:text-properties fo:color="#579d1c" officeooo:rsid="003aeb19"/>
    </style:style>
    <style:style style:name="T38" style:family="text">
      <style:text-properties officeooo:rsid="003bfb1e"/>
    </style:style>
    <style:style style:name="T39" style:family="text">
      <style:text-properties officeooo:rsid="0042a464"/>
    </style:style>
    <style:style style:name="T40" style:family="text">
      <style:text-properties officeooo:rsid="0043090e"/>
    </style:style>
    <style:style style:name="T41" style:family="text">
      <style:text-properties fo:color="#0000cc"/>
    </style:style>
    <style:style style:name="T42" style:family="text">
      <style:text-properties fo:color="#0000cc" fo:font-weight="bold" style:font-weight-asian="bold" style:font-weight-complex="bold"/>
    </style:style>
    <style:style style:name="T43" style:family="text">
      <style:text-properties fo:color="#4b1f6f"/>
    </style:style>
    <style:style style:name="T44" style:family="text">
      <style:text-properties fo:color="#996600"/>
    </style:style>
    <style:style style:name="T45" style:family="text">
      <style:text-properties fo:color="#996600"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color="#660066"/>
    </style:style>
    <style:style style:name="T48" style:family="text">
      <style:text-properties fo:color="#660066" fo:font-weight="bold" style:font-weight-asian="bold" style:font-weight-complex="bold"/>
    </style:style>
    <style:style style:name="T49" style:family="text">
      <style:text-properties fo:color="#000099"/>
    </style:style>
    <style:style style:name="T50" style:family="text">
      <style:text-properties officeooo:rsid="004419d1"/>
    </style:style>
    <style:style style:name="T51" style:family="text">
      <style:text-properties officeooo:rsid="0048bc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9">CFG</text:span><text:span text:style-name="T10">S Administració de Sistemes Informàtics</text:span></text:p>
      <text:p text:style-name="P1">CFGS Desenvolupament d'Aplicacions Multiplataforma</text:p>
      <text:h text:style-name="P31" text:outline-level="1"><text:span text:style-name="T10">CFGS Desenvolupament d'Aplicacions </text:span><text:span text:style-name="T11">Web</text:span></text:h>
      <text:h text:style-name="P31" text:outline-level="1"><text:span text:style-name="T12">Mòdul 3</text:span><text:span text:style-name="T13"> – Programació bàsica</text:span></text:h>
      <text:h text:style-name="P32" text:outline-level="1">UF2 – <text:span text:style-name="T14">Programació modular</text:span></text:h>
      <text:p text:style-name="P2"><text:span text:style-name="T16">Contingut</text:span><text:span text:style-name="T15"> d</text:span><text:span text:style-name="T17">'utilitat</text:span></text:p>
      <text:p text:style-name="P3"/>
      <text:p text:style-name="P4"/>
      <text:p text:style-name="Standard"/>
      <text:p text:style-name="P5">FORMATAR CADENES</text:p>
      <text:p text:style-name="Standard"/>
      <text:h text:style-name="P33" text:outline-level="3">Necessitat de formatar dades en una cadena</text:h>
      <text:p text:style-name="P8"><text:span text:style-name="T18">Si teniu a mà una factura, un rebut, un full amb els moviments del banc,</text:span> <text:span text:style-name="T18">el certificat de notes de l'IOC o d'altre centre educatiu, un tiquet de compra, etc. us adonareu que les dades que figuren a cada un dels documents són fàcilment identificables. D'un cop d'ull podem llegir el preu que hem de pagar, saber quant ha costat un article, quina ha estat la despesa d'aigua o quina nota hem tret en una assignatura. </text:span></text:p>
      <text:p text:style-name="P8"/>
      <text:p text:style-name="P22">Podeu pensar que això és així <text:s/>perquè aquests documents solen acompanyar la dada amb la descripció del seu concepte, però aquesta característica és només una petita raó. Penseu per exemple en un tiquet, on aniríeu a cercar el preu total? On cercaríeu el número del contracte de servei de la companyia de l'aigua en una factura? </text:p>
      <text:p text:style-name="P8"/>
      <text:p text:style-name="P7">Saber localitzar les dades a l'espai, és important. Normalment cada dada sol ocupar una posició respecte les altres <text:span text:style-name="T19">i respecte l'espai global (el full imprès, la pantalla, ...). Això ens ajuda a reduir el nombre de dades a processar. Hi ha però, una altra característica que resulta fonamental, es tracta de mantenir les dades suficientment aïllades unes de les altres per tal que es puguin identificar d'una en una. <text:s/>Així doncs, cal evitar escriure en una mateixa línia una dada seguida d'una altra, és millor deixar suficient separació entre elles per poder-les aïllar. Tampoc és una bona idea haver de moure els ulls d'esquerra a dreta quant saltem d'una línia a una altra. En aquest cas també és preferible mantenir alineades <text:s/>les dades, com si de columnes es tractés. Així serà fàcil ubicar una dada a <text:s/>l'esquerra (primera columna), a la dreta (darrera columna) o al mig (columna central), per exemple.</text:span></text:p>
      <text:p text:style-name="P6"/>
      <text:p text:style-name="P9">En definitiva, aquest tipus de document s'ajusta a una plantilla predefinida per tal que ens resulti <text:span text:style-name="T20">fàcil llegir les dades reconeixent la plantilla.</text:span></text:p>
      <text:p text:style-name="P9"/>
      <text:p text:style-name="P10">Quelcom semblant passa amb els llistats. En general les dades dels llistats s'alineen per columnes segons els seu tipus. Si cada dada s'escrivís, una a continuació de l'altra, ens costaria molt llegir el llistat. En canvi separant-les en columnes, ens resulta fàcil memoritzar l'ordre de les dades i reconèixer-les, per llarga que sigui la llista.</text:p>
      <text:p text:style-name="P10"/>
      <text:h text:style-name="Heading_20_3" text:outline-level="3"><text:soft-page-break/><text:span text:style-name="T23">El mètode </text:span><text:span text:style-name="T1">format</text:span><text:span text:style-name="T23"> de la </text:span><text:span text:style-name="T22">classe</text:span><text:span text:style-name="T23"> String</text:span></text:h>
      <text:p text:style-name="Text_20_body">La classe String del llenguatge JAVA disposa d'un mètode per aconseguir <text:s/>inserir múltiples dades dins una cadena, en posicions predeterminades i que actuaria en certa manera, a mode de plantilla. Ens referim <text:s/>a la funció format.</text:p>
      <text:p text:style-name="Text_20_body"><text:span text:style-name="T5">Aquesta funció rep un primer paràmetre contenint el patró d'alineació i seguidament tants paràmetres com </text:span><text:span text:style-name="T1">entrades</text:span><text:span text:style-name="T5"> </text:span><text:span text:style-name="T6">hàgim</text:span><text:span text:style-name="T5"> inclòs en el patró. El paràmetres poden ser de qualsevol tipus (cadenes, enters, doubles, ...) i la sortida serà sempre una cadena de text amb les dades passades, </text:span><text:span text:style-name="T6">inserides i </text:span><text:span text:style-name="T5">alineades d'acord amb el patró i l'ordre que </text:span><text:span text:style-name="T6">aquestes ocupaven com a paràmetres</text:span><text:span text:style-name="T5">.</text:span></text:p>
      <text:p text:style-name="Text_20_body">El patró és una cadena de text especial <text:span text:style-name="T29">que conté </text:span>mar<text:span text:style-name="T29">ques per reconèixer </text:span>les posicions de tots <text:span text:style-name="T30">les insercions de dades que s'hagin previst. Les marques indiquen també </text:span>el tipus de dada corresponent, la mida que caldrà donar-li per alinear-la correctament i en cas que sigui un valor decimal, el nombre de decimals <text:span text:style-name="T30">als que s'arrodonirà.</text:span></text:p>
      <text:p text:style-name="P11">Cada entrada s'identifica amb el símbol "%" i una lletra <text:span text:style-name="T5">que</text:span> discrimina el tipus de dada (d, s, c, f corresponent als tipus <text:span text:style-name="T1">enter, cadena de text, caràcter, o </text:span><text:span text:style-name="T5">double respectivament)</text:span>. <text:s/><text:span text:style-name="T30">C</text:span>al aclarir que la lletra <text:span text:style-name="T1">d</text:span> significa <text:span text:style-name="T1">dígit, s </text:span><text:span text:style-name="T5">significa </text:span><text:span text:style-name="T1">String</text:span><text:span text:style-name="T5">, </text:span><text:span text:style-name="T1">c </text:span><text:span text:style-name="T5">és </text:span><text:span text:style-name="T1">Character </text:span><text:span text:style-name="T5">i </text:span><text:span text:style-name="T1">f</text:span><text:span text:style-name="T5">, </text:span><text:span text:style-name="T1">Float</text:span><text:span text:style-name="T5">. </text:span></text:p>
      <text:p text:style-name="P11"><text:span text:style-name="T30">O</text:span>pcionalment, entre el símbol % i la lletra, podem indicar amb números la mida de l'entrada. Per exemple e<text:span text:style-name="T30">l</text:span> patró "%10s %8d %c" ens diu que espera 3 entrades la primera de tipus String, <text:span text:style-name="T28">la</text:span> segona, <text:span text:style-name="T28">un enter </text:span>i l<text:span text:style-name="T28">a</text:span> tercera, un carà<text:span text:style-name="T28">c</text:span>ter. Si la primera cadena de text no conté 10 caràcters, s'ompliran (per l'esquerra) amb espais en blanc, fins aconseguir la mida correcta. El <text:span text:style-name="T28">mateix passarà amb el valor enter, si conté menys de 8 dígits, s'afegiran (per l'esquerra) tants espais com calgui. En canvi la dada de tipus caràcter, en no especificar mida s'escriurà sempre a continuació de la segona entrada. </text:span></text:p>
      <text:p text:style-name="P12"><text:span text:style-name="T29">L</text:span>es entrades no es tallaran mai. <text:span text:style-name="T30">Quan</text:span> <text:span text:style-name="T30">u</text:span>na dada sobrepass<text:span text:style-name="T30">a</text:span> la mida <text:span text:style-name="T30">indicada en </text:span>el patró, es respect<text:span text:style-name="T30">e</text:span> <text:span text:style-name="T30">sempre </text:span>la mida original. Això és <text:span text:style-name="T29">a</text:span>ixí, per evitar confusions <text:span text:style-name="T27">de pèrdua de dades. </text:span></text:p>
      <text:p text:style-name="P14">També cal notar, que quan s'afegeixen espais, es fa sempre per l'esquerra. En cas que es vulgui fer per la dreta, cal indicar-ho canviant de signe el valor numèric. Per exemple, <text:s/>"%-10s" començarà a escriure el text 10 posicions a l'esquerra d'on es troba la marca i en cas que la mida de la cadena no arribi a 10 caràcters, s'omplirà (per la dreta) amb espais en blanc.</text:p>
      <text:p text:style-name="P14">Així per obtenir un cadena alineada segons el format anterior <text:span text:style-name="T30">(%10s %8d %c), inserint les dades </text:span><text:span text:style-name="T2">Ramon</text:span>, <text:span text:style-name="T3">8</text:span><text:span text:style-name="T7"> i </text:span><text:span text:style-name="T3">B</text:span><text:span text:style-name="T7"> respectivament, </text:span><text:s/>caldria escriure:</text:p>
      <text:p text:style-name="P17">String.format("%-10s %8d %c", "Ramon", 8, 'B' );</text:p>
      <text:p text:style-name="P13"/>
      <text:p text:style-name="P13">Aquesta instrucció retornaria la següent cadena:</text:p>
      <text:p text:style-name="P17">"Ramon <text:s text:c="12"/>8 B"</text:p>
      <text:p text:style-name="P17"/>
      <text:p text:style-name="P15">Analitzem les <text:span text:style-name="T35">dades inserides, la seva mida i les </text:span>posicions <text:span text:style-name="T35">on s'han inserit:</text:span></text:p>
      <text:p text:style-name="P19"><text:s text:c="9"/>1</text:p>
      <text:p text:style-name="P20"><text:span text:style-name="T31">1234567890</text:span><text:span text:style-name="T37">E</text:span><text:span text:style-name="T33">12345678</text:span><text:span text:style-name="T37">E</text:span><text:span text:style-name="T34">1</text:span></text:p>
      <text:p text:style-name="P18">Ramon <text:s text:c="12"/>8 B</text:p>
      <text:p text:style-name="P16"><text:soft-page-break/>Fixeu-vos que la paraula <text:span text:style-name="T1">Ramon</text:span><text:span text:style-name="T5"> s'ha començat a escriure just allà on es trobava la primera marca (%-10s) i s'ha omplert d'espais per la dreta fins a completar 10 caràcters. </text:span><text:span text:style-name="T8">Després de la marca d'inserció, </text:span><text:span text:style-name="T5">la cadena patró </text:span><text:span text:style-name="T8">té </text:span><text:span text:style-name="T5">un espai </text:span><text:span text:style-name="T8">(E) </text:span><text:span text:style-name="T5">i a continuació </text:span><text:span text:style-name="T8">hi ha la segona marca, és a dir, cal inserir a després de la posició 11 (10+1). La marca ens indica que s'espera un número; es converteix el segon paràmetre a text i veient que només té un dígit s'afegeixen 7 espais a l'esquerra del número de manera que la seva longitud sigui 8 caràcters en total. De nou la cadena separa la següent dada amb un espai (E) i a la posició <text:s/>21 s'insereix el caràcter </text:span><text:span text:style-name="T4">B</text:span><text:span text:style-name="T8">.</text:span></text:p>
      <text:p text:style-name="P24">Quan el tipus de dada sigui una valor numèric decimal, es pot expressar la pre<text:span text:style-name="T38">c</text:span>i<text:span text:style-name="T38">s</text:span>ió indicant el nombre de decimals a visualitzar, posant un <text:span text:style-name="T38">punt (</text:span>.<text:span text:style-name="T38">)</text:span> <text:span text:style-name="T38">a</text:span> continuació de la mida i el nombre de decimals. Exemple: "%10.2f" significa que la mida de l'entrada serà, <text:span text:style-name="T38">en total, </text:span><text:s/>de 10 <text:span text:style-name="T38">caràcters (incloent el símbol decimal – punt o coma segons el país ) </text:span>i que el nombre de decimals es limitarà sempre a 2.</text:p>
      <text:p text:style-name="P25"><text:span text:style-name="T27">Disposeu d'informació molt més detallada a l'adreça </text:span><text:a xlink:type="simple" xlink:href="http://docs.oracle.com/javase/7/docs/api/java/util/Formatter.html#syntax" text:style-name="Internet_20_link" text:visited-style-name="Visited_20_Internet_20_Link"><text:span text:style-name="T27">http://docs.oracle.com/javase/7/docs/api/java/util/Formatter.html#syntax</text:span></text:a><text:span text:style-name="T27">.<text:tab/></text:span></text:p>
      <text:p text:style-name="P25"/>
      <text:h text:style-name="P35" text:outline-level="3"><text:span text:style-name="T25">Exemple de l</text:span><text:span text:style-name="T21">listat</text:span></text:h>
      <text:p text:style-name="P26">Els principal problema per dissenyar les cadenes patró d'un llistat són bàsicament dos: limitar la grandària <text:s/>d'alguns camps i caçar correctament capçalera i cos del llistat. </text:p>
      <text:p text:style-name="P26">El primer es deu, com ja s'ha explicat, a que la funció format no talla una dada que sobrepassi la mida definida en el patró. Si un llistat conté una propietat de text sense límit o amb un límit molt gran, podria ocórrer que de vegades el text ens desquadrés l'alineació <text:s/>de les dades i fins i tot en casos extrems forcés la sortida dels marges predefinits (de la pantalla, del paper, o del dispositiu utilitzat). Per evitar això podem eliminar la propietat del llistat o bé incloure-la però truncar la informació a un nombre màxim de <text:span text:style-name="T39">caràcters</text:span>. <text:span text:style-name="T39">Per informar al lector que el text s'ha truncat, podem afegir uns punts suspensius al final.</text:span></text:p>
      <text:p text:style-name="P27">El segon problema sorgeix perquè, sovint la grandària de les dades no sempre coincideix amb el nom de la propietat i això obliga algunes vegades, a afegir espais extres al cos o a la capçalera per tal que es compensin. Veiem-ho amb un exemple. </text:p>
      <text:p text:style-name="P28">Volem visualitzar les notes que hem tret en el cicle de DAM o DAW de cada mòdul. Volem llistar el nom del mòdul, el curs en que es va cursar, el semestre i la nota obtinguda. <text:span text:style-name="T50">El nom del mòdul, el curs i el semestre ocuparan un matriu amb tantes files com mòduls tingui aprovats i cada fila tindrà 3 columnes (el nom, el curs i el semestre). La nota estarà continguda en un vector d'enters i es relacionarà per posició amb la fila corresponent al mòdul que qualifica.</text:span></text:p>
      <text:p text:style-name="P28"><text:span text:style-name="T50">D'altra banda sabem que el</text:span> dispositiu de sortida utilitzat és molt petit, <text:span text:style-name="T40">25 caràcters. Decidim que el nom del mòdul el truncarem a 7 caràcters, que el curs ocuparà 5, el semestre 2, però cal tenir en compte que el nom, ocuparà al menys 4 (sem.). De forma similar, la nota també ocuparà 2, però necessitarem la dimensionar la capçalera a 4 amb el text nota. </text:span></text:p>
      <text:p text:style-name="P29"><text:span text:style-name="T50">Abans de començar a codificar, e</text:span>ns dibuixem en un full <text:span text:style-name="T50">el llistat que desitgem aconseguir </text:span>i numerem <text:span text:style-name="T50">a la darrera línia, </text:span>cada caràcter <text:span text:style-name="T50">de cada propietat</text:span>, identificant també els espais <text:soft-page-break/>amb la lletra E:</text:p>
      <table:table table:name="Taula1" table:style-name="Taula1">
        <table:table-column table:style-name="Taula1.A"/>
        <table:table-row>
          <table:table-cell table:style-name="Taula1.A1" office:value-type="string">
            <text:p text:style-name="P36"><text:s/><text:span text:style-name="T42">Mòdul</text:span><text:span text:style-name="T46"> <text:s text:c="2"/></text:span><text:span text:style-name="T32">Curs</text:span><text:span text:style-name="T46"> <text:s/></text:span><text:span text:style-name="T48">Sem.</text:span><text:span text:style-name="T46"> </text:span><text:span text:style-name="T45">nota</text:span></text:p>
            <text:p text:style-name="P36">-------------------------</text:p>
            <text:p text:style-name="P36"><text:s/><text:span text:style-name="T49">M01 ...</text:span> <text:span text:style-name="T31">11-12</text:span> <text:s/><text:span text:style-name="T47">s1</text:span> <text:s text:c="2"/><text:span text:style-name="T44"><text:s/>8</text:span></text:p>
            <text:p text:style-name="P36"><text:s/><text:span text:style-name="T49">M02 ...</text:span> <text:span text:style-name="T31">11-12</text:span> <text:s/><text:span text:style-name="T47">s1</text:span> <text:s text:c="2"/><text:span text:style-name="T44">10</text:span></text:p>
            <text:p text:style-name="P37"><text:span text:style-name="T36">E</text:span><text:span text:style-name="T41">1234567</text:span><text:span text:style-name="T36">E</text:span><text:span text:style-name="T31">12345</text:span><text:span text:style-name="T36">EE</text:span><text:span text:style-name="T43">12</text:span><text:span text:style-name="T36">EEE</text:span><text:span text:style-name="T44">12</text:span></text:p>
          </table:table-cell>
        </table:table-row>
      </table:table>
      <text:p text:style-name="P29"/>
      <text:p text:style-name="P29">Per facilitar la lectura s'ha pintat <text:s/>cada propietat de diferent color. <text:span text:style-name="T50">Fixeu-vos com per quadrar el semestre i la nota hem hagut d'afegir espais extres atès que la capçalera era més gran que les pròpies dades. Ara ja podem escriure el patró i la funció podria quedar una cosa així:</text:span></text:p>
      <table:table table:name="Taula2" table:style-name="Taula2">
        <table:table-column table:style-name="Taula2.A"/>
        <table:table-row>
          <table:table-cell table:style-name="Taula2.A1" office:value-type="string">
            <text:p text:style-name="P38"><text:s/>void llistar(String[][] moduls, int[] notes){</text:p>
            <text:p text:style-name="P38"><text:s text:c="8"/>String capcalera = " Mòdul <text:s text:c="2"/>Curs <text:s/>Sem. nota";</text:p>
            <text:p text:style-name="P38"><text:s text:c="8"/>String patroItems = " %-7s %-5s <text:s/>%-2s <text:s text:c="2"/>%2d";</text:p>
            <text:p text:style-name="P38"><text:s text:c="4"/></text:p>
            <text:p text:style-name="P38"><text:s text:c="8"/>System.out.println(capcalera);</text:p>
            <text:p text:style-name="P38"><text:s text:c="8"/>System.out.println("-------------------------");</text:p>
            <text:p text:style-name="P38"><text:s text:c="8"/>for(int i=0; i&lt;moduls.length; i++){</text:p>
            <text:p text:style-name="P38"><text:s text:c="12"/>String nom = moduls[i][0];</text:p>
            <text:p text:style-name="P38"><text:s text:c="12"/>if(nom.length()&gt;7){</text:p>
            <text:p text:style-name="P38"><text:s text:c="16"/>nom = nom.substring(0, 3) + " ...";</text:p>
            <text:p text:style-name="P38"><text:s text:c="12"/>}</text:p>
            <text:p text:style-name="P38"><text:s text:c="12"/>System.out.println(String.format(patroItems, nom, moduls[i][1], </text:p>
            <text:p text:style-name="P38"><text:tab/><text:tab/><text:tab/><text:tab/><text:tab/><text:tab/><text:tab/>moduls[i][2],notes[i]));</text:p>
            <text:p text:style-name="P38"><text:s text:c="8"/>}</text:p>
            <text:p text:style-name="P38"><text:s text:c="8"/></text:p>
            <text:p text:style-name="P38"><text:s text:c="4"/>}</text:p>
          </table:table-cell>
        </table:table-row>
      </table:table>
      <text:p text:style-name="P25"/>
      <text:h text:style-name="P34" text:outline-level="3"><text:span text:style-name="T26">F</text:span><text:bookmark-start text:name="__DdeLink__298_786866045"/><text:span text:style-name="T24">ormat lliure</text:span><text:bookmark-end text:name="__DdeLink__298_786866045"/></text:h>
      <text:p text:style-name="P30">En un format lliure només cal tenir en compte <text:span text:style-name="T51">que </text:span>segurament hi haurà <text:span text:style-name="T51">múltiples cadenes patró depenent del format de cada línia. Que com en el cas del llistat, cal dibuixar el resultat que es desitja obtenir, identificar els espais, mesurar la mida de cada dada i preparar el patró.</text:span></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176cm" loext:contextual-spacing="false"/>
      <style:text-properties fo:color="#000000" style:font-name="Arial" fo:font-family="Arial" style:font-family-generic="swiss" style:font-pitch="variable" fo:font-size="8.5pt" style:font-size-asian="8.5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2pt" fo:language="ca" fo:country="ES" fo:font-weight="bold" style:font-size-asian="12pt" style:font-weight-asian="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p </meta:initial-creator>
    <meta:creation-date>2012-04-05T10:48:11</meta:creation-date>
    <dc:date>2016-07-21T01:50:30.003702994</dc:date>
    <dc:creator>Josep Bornas</dc:creator>
    <meta:editing-duration>PT18H7M58S</meta:editing-duration>
    <meta:editing-cycles>37</meta:editing-cycles>
    <meta:generator>LibreOffice/4.3.3.2$Linux_X86_64 LibreOffice_project/430m0$Build-2</meta:generator>
    <meta:document-statistic meta:table-count="2" meta:image-count="0" meta:object-count="0" meta:page-count="4" meta:paragraph-count="63" meta:word-count="1604" meta:character-count="9721" meta:non-whitespace-character-count="7964"/>
  </office:meta>
</office:document-meta>
</file>